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.003cm" svg:stroke-color="#000000" draw:stroke-linejoin="round" svg:stroke-linecap="butt" draw:fill="none" fo:padding-top="0.001cm" fo:padding-bottom="0.001cm" fo:padding-left="0.001cm" fo:padding-right="0.001cm" loext:decorative="false"/>
    </style:style>
    <style:style style:name="gr3" style:family="graphic" style:parent-style-name="standard">
      <style:graphic-properties draw:stroke="none" draw:fill="solid" draw:fill-color="#000000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0.316cm" svg:height="0.055cm" svg:x="5.342cm" svg:y="1.257cm" svg:viewBox="0 0 10317 56" draw:points="0,0 10317,0 10317,56 0,56">
          <text:p/>
        </draw:polygon>
        <draw:line draw:style-name="gr2" draw:text-style-name="P2" draw:layer="layout" svg:x1="5.346cm" svg:y1="11.574cm" svg:x2="5.346cm" svg:y2="1.259cm">
          <text:p/>
        </draw:line>
        <draw:line draw:style-name="gr2" draw:text-style-name="P2" draw:layer="layout" svg:x1="15.658cm" svg:y1="1.259cm" svg:x2="15.658cm" svg:y2="11.574cm">
          <text:p/>
        </draw:line>
        <draw:line draw:style-name="gr2" draw:text-style-name="P2" draw:layer="layout" svg:x1="5.344cm" svg:y1="1.261cm" svg:x2="15.659cm" svg:y2="1.261cm">
          <text:p/>
        </draw:line>
        <draw:polygon draw:style-name="gr1" draw:text-style-name="P1" draw:layer="layout" svg:width="0.053cm" svg:height="10.211cm" svg:x="5.342cm" svg:y="1.31cm" svg:viewBox="0 0 54 10212" draw:points="0,0 54,0 54,10212 0,10212">
          <text:p/>
        </draw:polygon>
        <draw:polygon draw:style-name="gr1" draw:text-style-name="P1" draw:layer="layout" svg:width="10.184cm" svg:height="10.185cm" svg:x="5.408cm" svg:y="1.324cm" svg:viewBox="0 0 10185 10186" draw:points="0,0 0,10186 10185,10186 10185,0">
          <text:p/>
        </draw:polygon>
        <draw:polygon draw:style-name="gr1" draw:text-style-name="P1" draw:layer="layout" svg:width="0.055cm" svg:height="10.211cm" svg:x="15.603cm" svg:y="1.31cm" svg:viewBox="0 0 56 10212" draw:points="0,0 56,0 56,10212 0,10212">
          <text:p/>
        </draw:polygon>
        <draw:polygon draw:style-name="gr3" draw:text-style-name="P3" draw:layer="layout" svg:width="8.146cm" svg:height="8.145cm" svg:x="6.427cm" svg:y="2.344cm" svg:viewBox="0 0 8147 8146" draw:points="0,0 0,8146 8147,8146 8147,0">
          <text:p/>
        </draw:polygon>
        <draw:path draw:style-name="gr1" draw:text-style-name="P1" draw:layer="layout" svg:width="6.11cm" svg:height="6.111cm" svg:x="7.445cm" svg:y="3.361cm" svg:viewBox="0 0 6111 6112" svg:d="M0 1018h1018v2038h-1018v1017h1018v1020h1020v-1020h1018v2039h1018v-1019h1019v-1020h-2037v-2035h1018v-2038h-1018v1018h-1018v-1018h-2038zM5093 0v2038h1018v-2038z">
          <text:p/>
        </draw:path>
        <draw:polygon draw:style-name="gr3" draw:text-style-name="P3" draw:layer="layout" svg:width="1.019cm" svg:height="1.017cm" svg:x="8.463cm" svg:y="6.417cm" svg:viewBox="0 0 1020 1018" draw:points="0,0 0,1018 1020,1018 1020,0">
          <text:p/>
        </draw:polygon>
        <draw:polygon draw:style-name="gr1" draw:text-style-name="P1" draw:layer="layout" svg:width="10.316cm" svg:height="0.053cm" svg:x="5.342cm" svg:y="11.519cm" svg:viewBox="0 0 10317 54" draw:points="0,0 10317,0 10317,54 0,54">
          <text:p/>
        </draw:polygon>
        <draw:line draw:style-name="gr2" draw:text-style-name="P2" draw:layer="layout" svg:x1="15.659cm" svg:y1="11.572cm" svg:x2="5.344cm" svg:y2="11.572cm">
          <text:p/>
        </draw:line>
        <draw:polygon draw:style-name="gr1" draw:text-style-name="P1" draw:layer="layout" svg:width="10.026cm" svg:height="0.054cm" svg:x="5.512cm" svg:y="12.557cm" svg:viewBox="0 0 10027 55" draw:points="0,0 10027,0 10027,55 0,55">
          <text:p/>
        </draw:polygon>
        <draw:line draw:style-name="gr2" draw:text-style-name="P2" draw:layer="layout" svg:x1="5.515cm" svg:y1="22.584cm" svg:x2="5.515cm" svg:y2="12.558cm">
          <text:p/>
        </draw:line>
        <draw:line draw:style-name="gr2" draw:text-style-name="P2" draw:layer="layout" svg:x1="15.538cm" svg:y1="12.558cm" svg:x2="15.538cm" svg:y2="22.584cm">
          <text:p/>
        </draw:line>
        <draw:line draw:style-name="gr2" draw:text-style-name="P2" draw:layer="layout" svg:x1="5.513cm" svg:y1="12.56cm" svg:x2="15.539cm" svg:y2="12.56cm">
          <text:p/>
        </draw:line>
        <draw:polygon draw:style-name="gr1" draw:text-style-name="P1" draw:layer="layout" svg:width="0.054cm" svg:height="9.922cm" svg:x="5.512cm" svg:y="12.608cm" svg:viewBox="0 0 55 9923" draw:points="0,0 55,0 55,9923 0,9923">
          <text:p/>
        </draw:polygon>
        <draw:polygon draw:style-name="gr1" draw:text-style-name="P1" draw:layer="layout" svg:width="9.895cm" svg:height="9.895cm" svg:x="5.579cm" svg:y="12.622cm" svg:viewBox="0 0 9896 9896" draw:points="0,0 0,9896 9896,9896 9896,0">
          <text:p/>
        </draw:polygon>
        <draw:polygon draw:style-name="gr1" draw:text-style-name="P1" draw:layer="layout" svg:width="0.053cm" svg:height="9.922cm" svg:x="15.485cm" svg:y="12.608cm" svg:viewBox="0 0 54 9923" draw:points="0,0 54,0 54,9923 0,9923">
          <text:p/>
        </draw:polygon>
        <draw:polygon draw:style-name="gr3" draw:text-style-name="P3" draw:layer="layout" svg:width="7.917cm" svg:height="7.917cm" svg:x="6.568cm" svg:y="13.611cm" svg:viewBox="0 0 7918 7918" draw:points="0,0 0,7918 7918,7918 7918,0">
          <text:p/>
        </draw:polygon>
        <draw:path draw:style-name="gr1" draw:text-style-name="P1" draw:layer="layout" svg:width="5.937cm" svg:height="5.937cm" svg:x="7.558cm" svg:y="14.601cm" svg:viewBox="0 0 5938 5938" svg:d="M0 991h989v989h-989v990h989v989h-989v990h989v-990h991v1979h989v-989h990v-990h-990v-989h990v-990h1979v-989h-990v-991h-1979v1980h-989v-1980h-1980zM4948 3959v1979h990v-1979z">
          <text:p/>
        </draw:path>
        <draw:polygon draw:style-name="gr1" draw:text-style-name="P1" draw:layer="layout" svg:width="10.026cm" svg:height="0.055cm" svg:x="5.512cm" svg:y="22.528cm" svg:viewBox="0 0 10027 56" draw:points="0,0 10027,0 10027,56 0,56">
          <text:p/>
        </draw:polygon>
        <draw:line draw:style-name="gr2" draw:text-style-name="P2" draw:layer="layout" svg:x1="15.539cm" svg:y1="22.583cm" svg:x2="5.513cm" svg:y2="22.58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5.3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5T15:42:51.397069595</dc:date>
    <meta:editing-duration>PT1M10S</meta:editing-duration>
    <meta:editing-cycles>1</meta:editing-cycles>
    <meta:document-statistic meta:object-count="23"/>
    <meta:generator>LibreOffice/24.2.2.2$Linux_X86_64 LibreOffice_project/420$Build-2</meta:generator>
  </office:meta>
</office:document-meta>
</file>